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12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/>
    </style:style>
    <style:style style:name="T1" style:family="text">
      <style:text-properties style:font-name="Courier New" fo:font-size="12pt"/>
    </style:style>
    <style:style style:name="T2" style:family="text">
      <style:text-properties style:font-name="Courier New" fo:font-size="12pt" fo:font-style="italic"/>
    </style:style>
    <style:style style:name="T3" style:family="text">
      <style:text-properties style:font-name-asian="Courier New" style:font-size-asian="12pt"/>
    </style:style>
    <style:style style:name="T4" style:family="text">
      <style:text-properties fo:color="#cc7832"/>
    </style:style>
    <style:style style:name="T5" style:family="text">
      <style:text-properties fo:color="#cc7832" style:font-name="Courier New" fo:font-size="12pt"/>
    </style:style>
    <style:style style:name="T6" style:family="text">
      <style:text-properties fo:color="#ffc66d"/>
    </style:style>
    <style:style style:name="T7" style:family="text">
      <style:text-properties fo:color="#808080"/>
    </style:style>
    <style:style style:name="T8" style:family="text">
      <style:text-properties fo:color="#808080" style:font-name="Courier New" fo:font-size="12pt"/>
    </style:style>
    <style:style style:name="T9" style:family="text">
      <style:text-properties fo:color="#808080" style:font-name-asian="Courier New" style:font-size-asian="12pt"/>
    </style:style>
    <style:style style:name="T10" style:family="text">
      <style:text-properties fo:color="#6a8759" style:font-name="Courier New" fo:font-size="12pt"/>
    </style:style>
    <style:style style:name="T11" style:family="text">
      <style:text-properties fo:color="#6a8759" style:font-name-asian="Courier New" style:font-size-asian="12pt"/>
    </style:style>
    <style:style style:name="T12" style:family="text">
      <style:text-properties fo:color="#9876aa" style:font-name="Courier New" fo:font-size="12pt" fo:font-style="italic"/>
    </style:style>
    <style:style style:name="T13" style:family="text">
      <style:text-properties fo:color="#6897bb" style:font-name="Courier New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</text:span><text:span text:style-name="T3">将</text:span><text:span text:style-name="T1">javabean</text:span><text:span text:style-name="T3">转换为字符串和将字符串转换为</text:span><text:span text:style-name="T1">javabean</text:span></text:p>
      <text:p text:style-name="P2"><text:span text:style-name="T4">private <text:s/>static <text:s/>void </text:span><text:span text:style-name="T6">tojavabeanForString</text:span>(){</text:p>
      <text:p text:style-name="P3"><text:s text:c="6"/><text:span text:style-name="T1">FastPerson fastPerson=</text:span><text:span text:style-name="T2">init</text:span><text:span text:style-name="T1">()</text:span><text:span text:style-name="T5">;</text:span></text:p>
      <text:p text:style-name="P3"><text:span text:style-name="T4"><text:s text:c="6"/></text:span><text:span text:style-name="T8">//</text:span><text:span text:style-name="T9">需要保留转换的属性</text:span><text:span text:style-name="T8">.</text:span><text:span text:style-name="T9">转化时属性的过滤</text:span></text:p>
      <text:p text:style-name="P3"><text:span text:style-name="T7"><text:s text:c="4"/></text:span><text:span text:style-name="T1">SimplePropertyPreFilter filter = </text:span><text:span text:style-name="T5">new </text:span><text:span text:style-name="T1">SimplePropertyPreFilter(FastPerson.</text:span><text:span text:style-name="T5">class, </text:span><text:span text:style-name="T10">"name"</text:span><text:span text:style-name="T1">)</text:span><text:span text:style-name="T5">;</text:span></text:p>
      <text:p text:style-name="P3"><text:span text:style-name="T4"><text:s text:c="6"/></text:span><text:span text:style-name="T8">//</text:span><text:span text:style-name="T9">将对象转换为</text:span><text:span text:style-name="T8">json</text:span><text:span text:style-name="T9">字符串</text:span></text:p>
      <text:p text:style-name="P3"><text:span text:style-name="T7"><text:s text:c="4"/></text:span><text:span text:style-name="T1">String <text:s/>fastPersonStr= JSON.</text:span><text:span text:style-name="T2">toJSONString</text:span><text:span text:style-name="T1">(fastPerson</text:span><text:span text:style-name="T5">,</text:span><text:span text:style-name="T1">filter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fastPersonStr)</text:span><text:span text:style-name="T5">;</text:span></text:p>
      <text:p text:style-name="P3"><text:span text:style-name="T4"><text:s text:c="5"/></text:span><text:span text:style-name="T8">//</text:span><text:span text:style-name="T9">将</text:span><text:span text:style-name="T8">json</text:span><text:span text:style-name="T9">字符串转换为</text:span><text:span text:style-name="T8">java</text:span><text:span text:style-name="T9">对象</text:span></text:p>
      <text:p text:style-name="P3"><text:span text:style-name="T7"><text:s text:c="4"/></text:span><text:span text:style-name="T1">FastPerson fastPerson1=JSON.</text:span><text:span text:style-name="T2">parseObject</text:span><text:span text:style-name="T1">(fastPersonStr</text:span><text:span text:style-name="T5">,</text:span><text:span text:style-name="T1">FastPerson.</text:span><text:span text:style-name="T5">class</text:span><text:span text:style-name="T1">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fastPerson1)</text:span><text:span text:style-name="T5">;</text:span></text:p>
      <text:p text:style-name="P2">}</text:p>
      <text:p text:style-name="P1"><text:span text:style-name="T1">//</text:span><text:span text:style-name="T3">将</text:span><text:span text:style-name="T1">list</text:span><text:span text:style-name="T3">转换为</text:span><text:span text:style-name="T1">json</text:span><text:span text:style-name="T3">字符串，</text:span><text:span text:style-name="T1">json</text:span><text:span text:style-name="T3">串转换为</text:span><text:span text:style-name="T1">list</text:span></text:p>
      <text:p text:style-name="P2"><text:span text:style-name="T4">private static void </text:span><text:span text:style-name="T6">toListForString</text:span>(){</text:p>
      <text:p text:style-name="P3"><text:s text:c="4"/><text:span text:style-name="T1">List&lt;FastPerson&gt; fpList=</text:span><text:span text:style-name="T5">new </text:span><text:span text:style-name="T1">ArrayList&lt;FastPerson&gt;()</text:span><text:span text:style-name="T5">;</text:span></text:p>
      <text:p text:style-name="P3"><text:span text:style-name="T4"><text:s text:c="4"/></text:span><text:span text:style-name="T5">for </text:span><text:span text:style-name="T1">(</text:span><text:span text:style-name="T5">int <text:s/></text:span><text:span text:style-name="T1">i=</text:span><text:span text:style-name="T13">0</text:span><text:span text:style-name="T5">;</text:span><text:span text:style-name="T1">i&lt;</text:span><text:span text:style-name="T13">10</text:span><text:span text:style-name="T5">;</text:span><text:span text:style-name="T1">i++){</text:span></text:p>
      <text:p text:style-name="P3"><text:s text:c="8"/><text:span text:style-name="T1">FastPerson fastPerson=</text:span><text:span text:style-name="T5">new </text:span><text:span text:style-name="T1">FastPerson()</text:span><text:span text:style-name="T5">;</text:span></text:p>
      <text:p text:style-name="P3"><text:span text:style-name="T4"><text:s text:c="8"/></text:span><text:span text:style-name="T1">fastPerson.setName(</text:span><text:span text:style-name="T10">"</text:span><text:span text:style-name="T11">李四</text:span><text:span text:style-name="T10">"</text:span><text:span text:style-name="T1">+i)</text:span><text:span text:style-name="T5">;</text:span></text:p>
      <text:p text:style-name="P3"><text:span text:style-name="T4"><text:s text:c="8"/></text:span><text:span text:style-name="T1">fastPerson.setAge(</text:span><text:span text:style-name="T13">23</text:span><text:span text:style-name="T1">)</text:span><text:span text:style-name="T5">;</text:span></text:p>
      <text:p text:style-name="P3"><text:span text:style-name="T4"><text:s text:c="8"/></text:span><text:span text:style-name="T1">fastPerson.setAddr(</text:span><text:span text:style-name="T10">"</text:span><text:span text:style-name="T11">火星</text:span><text:span text:style-name="T10">"</text:span><text:span text:style-name="T1">+i)</text:span><text:span text:style-name="T5">;</text:span></text:p>
      <text:p text:style-name="P3"><text:span text:style-name="T4"><text:s text:c="8"/></text:span><text:span text:style-name="T1">fpList.add(fastPerson)</text:span><text:span text:style-name="T5">;</text:span></text:p>
      <text:p text:style-name="P3"><text:span text:style-name="T4"><text:s text:c="4"/></text:span><text:span text:style-name="T1">}</text:span></text:p>
      <text:p text:style-name="P3"><text:s text:c="4"/><text:span text:style-name="T8">//</text:span><text:span text:style-name="T9">将</text:span><text:span text:style-name="T8">list</text:span><text:span text:style-name="T9">转换为</text:span><text:span text:style-name="T8">json</text:span><text:span text:style-name="T9">字符串</text:span></text:p>
      <text:p text:style-name="P3"><text:span text:style-name="T7"><text:s text:c="4"/></text:span><text:span text:style-name="T1">String fpListStr = JSON.</text:span><text:span text:style-name="T2">toJSONString</text:span><text:span text:style-name="T1">(fpList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fpListStr)</text:span><text:span text:style-name="T5">;</text:span></text:p>
      <text:p text:style-name="P3"><text:span text:style-name="T4"><text:s text:c="4"/></text:span><text:span text:style-name="T8">//</text:span><text:span text:style-name="T9">将</text:span><text:span text:style-name="T8">json</text:span><text:span text:style-name="T9">字符串转换为</text:span><text:span text:style-name="T8">list</text:span></text:p>
      <text:p text:style-name="P3"><text:span text:style-name="T7"><text:s text:c="4"/></text:span><text:span text:style-name="T1">List&lt;FastPerson&gt; fastPeopleList = JSON.</text:span><text:span text:style-name="T2">parseArray</text:span><text:span text:style-name="T1">(fpListStr</text:span><text:span text:style-name="T5">, </text:span><text:span text:style-name="T1">FastPerson.</text:span><text:span text:style-name="T5">class</text:span><text:span text:style-name="T1">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fastPeopleList.toString())</text:span><text:span text:style-name="T5">;</text:span></text:p>
      <text:p text:style-name="P2">}</text:p>
      <text:p text:style-name="P1"><text:span text:style-name="T1">//</text:span><text:span text:style-name="T3">将</text:span><text:span text:style-name="T1">map</text:span><text:span text:style-name="T3">转换为</text:span><text:span text:style-name="T1">json</text:span><text:span text:style-name="T3">字符串</text:span><text:span text:style-name="T1">,json</text:span><text:span text:style-name="T3">串转换为</text:span><text:span text:style-name="T1">map</text:span></text:p>
      <text:p text:style-name="P2"><text:span text:style-name="T4">private static void </text:span><text:span text:style-name="T6">toMapForString</text:span>() {</text:p>
      <text:p text:style-name="P3"><text:s text:c="4"/><text:span text:style-name="T1">Map&lt;String</text:span><text:span text:style-name="T5">,</text:span><text:span text:style-name="T1">FastPerson&gt; map=</text:span><text:span text:style-name="T5">new </text:span><text:span text:style-name="T1">HashMap&lt;String</text:span><text:span text:style-name="T5">,</text:span><text:span text:style-name="T1">FastPerson&gt;()</text:span><text:span text:style-name="T5">;</text:span></text:p>
      <text:p text:style-name="P3"><text:span text:style-name="T4"><text:s text:c="4"/></text:span><text:span text:style-name="T1">map.put(</text:span><text:span text:style-name="T10">"a"</text:span><text:span text:style-name="T5">,new </text:span><text:span text:style-name="T1">FastPerson(</text:span><text:span text:style-name="T10">"</text:span><text:span text:style-name="T11">张</text:span><text:span text:style-name="T10">"</text:span><text:span text:style-name="T5">,</text:span><text:span text:style-name="T10">"</text:span><text:span text:style-name="T11">北</text:span><text:span text:style-name="T10">"</text:span><text:span text:style-name="T5">,</text:span><text:span text:style-name="T13">32</text:span><text:span text:style-name="T1">))</text:span><text:span text:style-name="T5">;</text:span></text:p>
      <text:p text:style-name="P3"><text:span text:style-name="T4"><text:s text:c="4"/></text:span><text:span text:style-name="T1">map.put(</text:span><text:span text:style-name="T10">"b"</text:span><text:span text:style-name="T5">,new </text:span><text:span text:style-name="T1">FastPerson(</text:span><text:span text:style-name="T10">"</text:span><text:span text:style-name="T11">李</text:span><text:span text:style-name="T10">"</text:span><text:span text:style-name="T5">,</text:span><text:span text:style-name="T10">"</text:span><text:span text:style-name="T11">南</text:span><text:span text:style-name="T10">"</text:span><text:span text:style-name="T5">,</text:span><text:span text:style-name="T13">22</text:span><text:span text:style-name="T1">))</text:span><text:span text:style-name="T5">;</text:span></text:p>
      <text:p text:style-name="P3"><text:span text:style-name="T4"><text:s text:c="4"/></text:span><text:span text:style-name="T1">map.put(</text:span><text:span text:style-name="T10">"c"</text:span><text:span text:style-name="T5">,new </text:span><text:span text:style-name="T1">FastPerson(</text:span><text:span text:style-name="T10">"</text:span><text:span text:style-name="T11">王</text:span><text:span text:style-name="T10">"</text:span><text:span text:style-name="T5">,</text:span><text:span text:style-name="T10">"</text:span><text:span text:style-name="T11">西</text:span><text:span text:style-name="T10">"</text:span><text:span text:style-name="T5">,</text:span><text:span text:style-name="T13">42</text:span><text:span text:style-name="T1">))</text:span><text:span text:style-name="T5">;</text:span></text:p>
      <text:p text:style-name="P3"><text:span text:style-name="T4"><text:s text:c="4"/></text:span><text:span text:style-name="T8">//</text:span><text:span text:style-name="T9">将</text:span><text:span text:style-name="T8">map</text:span><text:span text:style-name="T9">转换为</text:span><text:span text:style-name="T8">json</text:span><text:span text:style-name="T9">字符串</text:span></text:p>
      <text:p text:style-name="P3"><text:span text:style-name="T7"><text:s text:c="4"/></text:span><text:span text:style-name="T1">String mapStr = JSON.</text:span><text:span text:style-name="T2">toJSONString</text:span><text:span text:style-name="T1">(map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mapStr)</text:span><text:span text:style-name="T5">;</text:span></text:p>
      <text:p text:style-name="P3"><text:span text:style-name="T4"><text:s text:c="4"/></text:span><text:span text:style-name="T8">//</text:span><text:span text:style-name="T9">将</text:span><text:span text:style-name="T8">json</text:span><text:span text:style-name="T9">串转化为</text:span><text:span text:style-name="T8">map</text:span></text:p>
      <text:p text:style-name="P3"><text:span text:style-name="T7"><text:s text:c="4"/></text:span><text:span text:style-name="T1">Map&lt;String</text:span><text:span text:style-name="T5">,</text:span><text:span text:style-name="T1">FastPerson&gt; <text:s/>mapObje= (Map&lt;String</text:span><text:span text:style-name="T5">, </text:span><text:span text:style-name="T1">FastPerson&gt;) JSON.</text:span><text:span text:style-name="T2">parse</text:span><text:span text:style-name="T1">(mapStr)</text:span><text:span text:style-name="T5">;</text:span></text:p>
      <text:p text:style-name="P3"><text:span text:style-name="T4"><text:s text:c="4"/></text:span><text:span text:style-name="T1">System.</text:span><text:span text:style-name="T12">out</text:span><text:span text:style-name="T1">.println(mapObje.toString())</text:span><text:span text:style-name="T5">;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3.0.3$Windows_X86_64 LibreOffice_project/7074905676c47b82bbcfbea1aeefc84afe1c50e1</meta:generator>
    <dc:date>2018-09-08T19:09:19.792000000</dc:date>
    <meta:document-statistic meta:table-count="0" meta:image-count="0" meta:object-count="0" meta:page-count="1" meta:paragraph-count="42" meta:word-count="225" meta:character-count="1583" meta:non-whitespace-character-count="1375"/>
    <meta:user-defined meta:name="Info 1"/>
    <meta:user-defined meta:name="Info 2"/>
    <meta:user-defined meta:name="Info 3"/>
    <meta:user-defined meta:name="Info 4"/>
  </office:meta>
</office:document-meta>
</file>